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Normal" style:family="paragraph">
      <style:text-properties fo:language="en" fo:country="US"/>
    </style:style>
  </office:automatic-styles>
  <office:body>
    <office:text text:use-soft-page-breaks="true">
      <text:p text:style-name="P1">5.odt</text:p>
      <text:p text:style-name="Normal"><text:span text:style-name="T2">Demo</text:span><text:span text:style-name="T3"><text:s/></text:span>- Current server time: ... 2022-04-12 ... T16:33:53.723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 .</meta:initial-creator>
    <dc:creator>Manohar Reddy Poreddy</dc:creator>
    <meta:creation-date>2022-12-15T09:50:00Z</meta:creation-date>
    <dc:date>2022-12-15T13:35:00Z</dc:date>
    <meta:template xlink:href="Normal.dotm" xlink:type="simple"/>
    <meta:editing-cycles>4</meta:editing-cycles>
    <meta:editing-duration>PT120S</meta:editing-duration>
    <meta:document-statistic meta:page-count="1" meta:paragraph-count="1" meta:word-count="10" meta:character-count="67" meta:row-count="1" meta:non-whitespace-character-count="58"/>
  </office:meta>
</office:document-meta>
</file>